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內文" style:master-page-name="MP0" style:family="paragraph">
      <style:paragraph-properties fo:break-before="page"/>
      <style:text-properties fo:font-size="20pt" style:font-size-asian="20pt" style:font-size-complex="20pt"/>
    </style:style>
    <style:style style:name="T3" style:parent-style-name="預設段落字型" style:family="text">
      <style:text-properties fo:font-size="20pt" style:font-size-asian="20pt" style:font-size-complex="20pt"/>
    </style:style>
    <style:style style:name="P4" style:parent-style-name="內文" style:family="paragraph">
      <style:paragraph-properties fo:margin-left="0.3333in">
        <style:tab-stops/>
      </style:paragraph-properties>
      <style:text-properties style:font-size-complex="12pt"/>
    </style:style>
    <style:style style:name="P5" style:parent-style-name="內文" style:family="paragraph">
      <style:paragraph-properties fo:margin-left="0.3333in">
        <style:tab-stops/>
      </style:paragraph-properties>
      <style:text-properties style:font-size-complex="12pt"/>
    </style:style>
    <style:style style:name="P6" style:parent-style-name="內文" style:family="paragraph">
      <style:paragraph-properties fo:margin-left="0.3333in" fo:text-indent="0.3333in">
        <style:tab-stops/>
      </style:paragraph-properties>
      <style:text-properties style:font-size-complex="12pt"/>
    </style:style>
    <style:style style:name="P7" style:parent-style-name="內文" style:family="paragraph">
      <style:paragraph-properties fo:margin-left="0.3333in" fo:text-indent="0.3333in">
        <style:tab-stops/>
      </style:paragraph-properties>
      <style:text-properties style:font-size-complex="12pt"/>
    </style:style>
    <style:style style:name="P8" style:parent-style-name="內文" style:family="paragraph">
      <style:paragraph-properties fo:margin-left="0.3333in" fo:text-indent="0.3333in">
        <style:tab-stops/>
      </style:paragraph-properties>
    </style:style>
    <style:style style:name="T9" style:parent-style-name="預設段落字型" style:family="text">
      <style:text-properties style:font-size-complex="12pt"/>
    </style:style>
  </office:automatic-styles>
  <office:body>
    <office:text text:use-soft-page-breaks="true">
      <text:p text:style-name="P1">Game_99</text:p>
      <text:p text:style-name="內文"><text:span text:style-name="T3">架構：</text:span></text:p>
      <text:p text:style-name="P4">每位玩家都有自己的牌組，而Game_99裡會有一副或多副拿來玩得牌組，牌組可以做發牌的動作，再由玩家加入至手牌。</text:p>
      <text:p text:style-name="P5"><text:tab/>決定順序，每位玩家一開始會得到一張決定自己順序的牌，如何比牌的大小?每張牌有自己專屬的號碼，而這個號碼是由自己的數字*4加上花色的權重，這麼一來就算數字一樣，會因為花色的權重而分出大小。因為最多也才4，因此我使用泡沫排序法來排序。</text:p>
      <text:p text:style-name="P6">出4這張牌，如果是4人的話就要逆順序出牌，我是直接reverse整個玩家的vector再利用指標，找尋出牌的那位玩家，更動order。</text:p>
      <text:p text:style-name="P7">出5這張牌，做指定的動作，透過玩家ID去尋找，也利用指標直接移動position。</text:p>
      <text:p text:style-name="P8"><text:span text:style-name="T9">最後決定排名，我也是利用泡沫排序法來排序，最後印出來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1.25in" fo:margin-bottom="0.6888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09in"/>
      </style:header-style>
      <style:footer-style>
        <style:header-footer-properties style:dynamic-spacing="true" fo:min-height="0.3111in"/>
      </style:footer-style>
    </style:page-layout>
    <style:style style:name="P2" style:parent-style-name="頁首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411085056<text:s/>資工一<text:s/>江宥旻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江宥旻</meta:initial-creator>
    <dc:creator>江宥旻</dc:creator>
    <meta:creation-date>2022-04-23T11:50:00Z</meta:creation-date>
    <dc:date>2022-04-23T11:50:00Z</dc:date>
    <meta:template xlink:href="Normal.dotm" xlink:type="simple"/>
    <meta:editing-cycles>2</meta:editing-cycles>
    <meta:editing-duration>PT60S</meta:editing-duration>
    <meta:document-statistic meta:page-count="1" meta:paragraph-count="1" meta:word-count="48" meta:character-count="323" meta:row-count="2" meta:non-whitespace-character-count="276"/>
  </office:meta>
</office:document-meta>
</file>